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uterFunctionBuilder.HEAD(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onError( Predicate &lt; ? super Throwable &gt; predicate , BiFunction &lt; ? super Throwable , ServerRequest , Mono &lt; ServerResponse &gt; &gt; response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uterFunctionBuilder.DELETE(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before( Function &lt; ServerRequest , ServerRequest &gt; request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uterFunctionBuilder.GET(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DELETE(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OPTIONS( String pattern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OPTIONS(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resources( Function &lt; ServerRequest , Mono &lt; Resource &gt; &gt; lookup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OST( String pattern ,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OST(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resources( String pattern , Resource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ATCH( String pattern ,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DELETE( String pattern ,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UT( String pattern ,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filter( HandlerFilterFunction &lt; ServerResponse , ServerResponse &gt; fil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uterFunctionBuilder.GET( String pattern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ath( String pattern , Consumer &lt; RouterFunctions . Builder &gt; builder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withAttribute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iltRouterFunction.route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uterFunctionBuilder.OPTIONS( String pattern ,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ATCH( String pattern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UT( String pattern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ath( String pattern , Supplier &lt; RouterFunction &lt; ServerResponse &gt; &gt; routerFunction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OST(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HEAD(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nest( RequestPredicate predicate , Supplier &lt; RouterFunction &lt; ServerResponse &gt; &gt; routerFunction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uterFunctionBuilder.GET(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RouterFunction.BuiltRouterFunction( List &lt; RouterFunction &lt; ServerResponse &gt; &gt; routerFun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uterFunctionBuilder.DELETE( String pattern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add(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uterFunctionBuilder.add( RouterFunction &lt; ServerResponse &gt; rou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uterFunctionBuilder.PUT(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OST( String pattern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nest( RequestPredicate predicate , Consumer &lt; RouterFunctions . Builder &gt; builder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outerFunctionBuilder.route(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ATCH(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UT(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GET( String pattern ,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RouterFunction.accept( RouterFunctions . 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ATCH(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buil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outerFunctionBuilder.OPTIONS(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onError( Class &lt; T &gt; exceptionType , BiFunction &lt; ? super T , ServerRequest , Mono &lt; ServerResponse &gt; &gt; response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uterFunctionBuilder.withAttributes( Consumer &lt; Map &lt; String , Object &gt; &gt; attributesConsu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outerFunctionBuilder.HEAD( String pattern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HEAD( String pattern ,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after( BiFunction &lt; ServerRequest , ServerResponse , ServerResponse &gt; response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